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726" officeooo:paragraph-rsid="0012672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6726" officeooo:paragraph-rsid="0012672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9dd98" officeooo:paragraph-rsid="0019dd98"/>
    </style:style>
    <style:style style:name="P4" style:family="paragraph" style:parent-style-name="Standard">
      <style:text-properties officeooo:rsid="001499f5" officeooo:paragraph-rsid="001499f5"/>
    </style:style>
    <style:style style:name="P5" style:family="paragraph" style:parent-style-name="Standard">
      <style:text-properties officeooo:rsid="00162f41" officeooo:paragraph-rsid="00162f41"/>
    </style:style>
    <style:style style:name="P6" style:family="paragraph" style:parent-style-name="Standard">
      <style:text-properties officeooo:rsid="0017ca37" officeooo:paragraph-rsid="0017ca37"/>
    </style:style>
    <style:style style:name="P7" style:family="paragraph" style:parent-style-name="Standard">
      <style:text-properties officeooo:rsid="0019dd98" officeooo:paragraph-rsid="0019dd98"/>
    </style:style>
    <style:style style:name="P8" style:family="paragraph" style:parent-style-name="Standard">
      <style:text-properties officeooo:rsid="001c03ce" officeooo:paragraph-rsid="001c03ce"/>
    </style:style>
    <style:style style:name="P9" style:family="paragraph" style:parent-style-name="Standard">
      <style:text-properties officeooo:rsid="001c4446" officeooo:paragraph-rsid="001c4446"/>
    </style:style>
    <style:style style:name="P10" style:family="paragraph" style:parent-style-name="Standard">
      <style:text-properties officeooo:rsid="001dd9c9" officeooo:paragraph-rsid="001dd9c9"/>
    </style:style>
    <style:style style:name="P11" style:family="paragraph" style:parent-style-name="Standard">
      <style:text-properties officeooo:rsid="001ef166" officeooo:paragraph-rsid="001ef166"/>
    </style:style>
    <style:style style:name="P12" style:family="paragraph" style:parent-style-name="Standard">
      <style:text-properties officeooo:rsid="001ef166" officeooo:paragraph-rsid="0021d471"/>
    </style:style>
    <style:style style:name="P13" style:family="paragraph" style:parent-style-name="Standard">
      <style:text-properties officeooo:rsid="001ef166" officeooo:paragraph-rsid="00223497"/>
    </style:style>
    <style:style style:name="P14" style:family="paragraph" style:parent-style-name="Standard">
      <style:text-properties officeooo:rsid="0021d471" officeooo:paragraph-rsid="0021d471"/>
    </style:style>
    <style:style style:name="P15" style:family="paragraph" style:parent-style-name="Standard">
      <style:text-properties officeooo:rsid="0024a838" officeooo:paragraph-rsid="0024a838"/>
    </style:style>
    <style:style style:name="P16" style:family="paragraph" style:parent-style-name="Standard">
      <style:text-properties officeooo:rsid="0027d164" officeooo:paragraph-rsid="0027d164"/>
    </style:style>
    <style:style style:name="P17" style:family="paragraph" style:parent-style-name="Standard">
      <style:text-properties officeooo:rsid="002993ff" officeooo:paragraph-rsid="002993ff"/>
    </style:style>
    <style:style style:name="P18" style:family="paragraph" style:parent-style-name="Standard">
      <style:paragraph-properties fo:break-before="page"/>
      <style:text-properties officeooo:rsid="002993ff" officeooo:paragraph-rsid="002993ff"/>
    </style:style>
    <style:style style:name="T1" style:family="text">
      <style:text-properties officeooo:rsid="0015ee69"/>
    </style:style>
    <style:style style:name="T2" style:family="text">
      <style:text-properties style:text-underline-style="solid" style:text-underline-width="auto" style:text-underline-color="font-color" officeooo:rsid="0015ee69"/>
    </style:style>
    <style:style style:name="T3" style:family="text">
      <style:text-properties officeooo:rsid="001dd9c9"/>
    </style:style>
    <style:style style:name="T4" style:family="text">
      <style:text-properties officeooo:rsid="001ef166"/>
    </style:style>
    <style:style style:name="T5" style:family="text">
      <style:text-properties officeooo:rsid="001f02f3"/>
    </style:style>
    <style:style style:name="T6" style:family="text">
      <style:text-properties officeooo:rsid="0020daf8"/>
    </style:style>
    <style:style style:name="T7" style:family="text">
      <style:text-properties officeooo:rsid="0021d471"/>
    </style:style>
    <style:style style:name="T8" style:family="text">
      <style:text-properties officeooo:rsid="00223497"/>
    </style:style>
    <style:style style:name="T9" style:family="text">
      <style:text-properties style:text-underline-style="none" officeooo:rsid="00223497"/>
    </style:style>
    <style:style style:name="T10" style:family="text">
      <style:text-properties officeooo:rsid="00234d95"/>
    </style:style>
    <style:style style:name="T11" style:family="text">
      <style:text-properties officeooo:rsid="002993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o de una ER a un AFD</text:p>
      <text:p text:style-name="P1"/>
      <text:p text:style-name="P4">Antes de pasar a un AFD debemos tener un AFND. <text:span text:style-name="T2">Mediante Tomson</text:span><text:span text:style-name="T1">.</text:span></text:p>
      <text:p text:style-name="P4"/>
      <text:p text:style-name="P5">Construccion de Thomson</text:p>
      <text:p text:style-name="P5">Ir construyendo cada automata con los parametros que nos dan.</text:p>
      <text:p text:style-name="P5"/>
      <text:p text:style-name="P6"><text:s/>Vacio permite la transicion sin tocar la entrada. O sea que si en un estado no puedo realizar o no tengo un caracter me permite volver para atras y ver si lo tengo ahi.</text:p>
      <text:p text:style-name="P6"/>
      <text:p text:style-name="P6"/>
      <text:p text:style-name="P3">Construccion de Subconjunto</text:p>
      <text:p text:style-name="P7"/>
      <text:p text:style-name="P8">Cada estado va a ser un conjunto del otro.</text:p>
      <text:p text:style-name="P8"/>
      <text:p text:style-name="P8"/>
      <text:p text:style-name="P9">Ejemplo*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a/b)*abb</text:p>
      <text:p text:style-name="P9"/>
      <text:p text:style-name="P14">PRIMERO MUEVE, DESPUES APLICO CERRADURA</text:p>
      <text:p text:style-name="P14"/>
      <text:p text:style-name="P9"><text:span text:style-name="T4">C</text:span>erradura-e(0)= {0,1,2,4,7} = A</text:p>
      <text:p text:style-name="P9"/>
      <text:p text:style-name="P9"><text:span text:style-name="T4">Cerradura-e (</text:span><text:span text:style-name="T3">Mueve <text:s/>(A,a)</text:span><text:span text:style-name="T4">)</text:span><text:span text:style-name="T3"> = {3,8}</text:span> <text:span text:style-name="T4">= </text:span><text:span text:style-name="T5">{3,8,6,7,1,2,4} = B</text:span></text:p>
      <text:p text:style-name="P9"/>
      <text:p text:style-name="P10"><text:span text:style-name="T5">Cerradura-e (</text:span>Mueve(A,b)<text:span text:style-name="T5">)</text:span> = {5} <text:span text:style-name="T4">= </text:span><text:span text:style-name="T6">{5,6,7,1,2,4} = </text:span><text:span text:style-name="T4">C</text:span></text:p>
      <text:p text:style-name="P10"/>
      <text:p text:style-name="P11">Cerradura-e <text:span text:style-name="T6">(Mueve</text:span>(B,<text:span text:style-name="T6">a</text:span>)<text:span text:style-name="T6">)</text:span>= <text:s/><text:span text:style-name="T7">{3,8} = B</text:span></text:p>
      <text:p text:style-name="P11"/>
      <text:p text:style-name="P12">Cerradura-e <text:span text:style-name="T6">(Mueve</text:span>(B,<text:span text:style-name="T7">b</text:span>)<text:span text:style-name="T6">)</text:span>= <text:s/><text:span text:style-name="T7">{</text:span><text:span text:style-name="T8">9</text:span><text:span text:style-name="T7">,</text:span><text:span text:style-name="T8">5</text:span><text:span text:style-name="T7">} </text:span><text:span text:style-name="T8">= {9,5,6,7,1,2,4} = D – es diferente a los anteriores</text:span></text:p>
      <text:p text:style-name="P12"/>
      <text:p text:style-name="P13">Cerradura-e <text:span text:style-name="T6">(Mueve</text:span>(<text:span text:style-name="T8">C</text:span>,<text:span text:style-name="T6">a</text:span>)<text:span text:style-name="T6">)</text:span>= <text:s/><text:span text:style-name="T7">{</text:span><text:span text:style-name="T8">3,8</text:span><text:span text:style-name="T7">} </text:span><text:span text:style-name="T8">= {B}</text:span></text:p>
      <text:p text:style-name="P13"/>
      <text:p text:style-name="P13">Cerradura-e <text:span text:style-name="T6">(Mueve</text:span>(<text:span text:style-name="T8">C</text:span>,<text:span text:style-name="T8">b</text:span>)<text:span text:style-name="T6">)</text:span>= <text:s/><text:span text:style-name="T7">{</text:span><text:span text:style-name="T8">5</text:span><text:span text:style-name="T7">} </text:span><text:span text:style-name="T8">= {C}</text:span></text:p>
      <text:p text:style-name="P13"/>
      <text:p text:style-name="P13">Cerradura-e <text:span text:style-name="T6">(Mueve</text:span>(<text:span text:style-name="T9">D</text:span>,<text:span text:style-name="T6">a</text:span>)<text:span text:style-name="T6">)</text:span>= <text:s/><text:span text:style-name="T7">{</text:span><text:span text:style-name="T8">3</text:span><text:span text:style-name="T7">,</text:span><text:span text:style-name="T8">8</text:span><text:span text:style-name="T7">} </text:span><text:span text:style-name="T8">= {B}</text:span></text:p>
      <text:p text:style-name="P13"/>
      <text:p text:style-name="P13">Cerradura-e <text:span text:style-name="T6">(Mueve</text:span>(<text:span text:style-name="T8">D</text:span>,<text:span text:style-name="T8">b</text:span>)<text:span text:style-name="T6">)</text:span>= <text:s/><text:span text:style-name="T7">{</text:span><text:span text:style-name="T8">5</text:span><text:span text:style-name="T7">,</text:span><text:span text:style-name="T8">9</text:span><text:span text:style-name="T7">} </text:span><text:span text:style-name="T8">= {5,10,6,7,1,2,4} </text:span><text:span text:style-name="T10">= {E}</text:span></text:p>
      <text:p text:style-name="P13"/>
      <text:p text:style-name="P13">Cerradura-e <text:span text:style-name="T6">(Mueve</text:span>(<text:span text:style-name="T8">E</text:span>,<text:span text:style-name="T8">a</text:span>)<text:span text:style-name="T6">)</text:span>= <text:s/><text:span text:style-name="T7">{</text:span><text:span text:style-name="T8">3</text:span><text:span text:style-name="T7">,</text:span><text:span text:style-name="T8">8</text:span><text:span text:style-name="T7">} </text:span><text:span text:style-name="T8">= {B}</text:span></text:p>
      <text:p text:style-name="P13"/>
      <text:p text:style-name="P13">Cerradura-e <text:span text:style-name="T6">(Mueve</text:span>(<text:span text:style-name="T8">E</text:span>,<text:span text:style-name="T8">b</text:span>)<text:span text:style-name="T6">)</text:span>= <text:s/><text:span text:style-name="T7">{</text:span><text:span text:style-name="T8">5</text:span><text:span text:style-name="T7">} </text:span><text:span text:style-name="T8">= {</text:span><text:span text:style-name="T10">C</text:span><text:span text:style-name="T8">}</text:span></text:p>
      <text:p text:style-name="P15"><text:soft-page-break/><text:tab/><text:tab/>a<text:tab/><text:tab/>b</text:p>
      <text:p text:style-name="P15">A<text:tab/><text:tab/>B<text:tab/><text:tab/>C <text:s text:c="7"/></text:p>
      <text:p text:style-name="P15">B<text:tab/><text:tab/>B<text:tab/><text:tab/>D</text:p>
      <text:p text:style-name="P15">C<text:tab/><text:tab/>B<text:tab/><text:tab/>C</text:p>
      <text:p text:style-name="P15">D<text:tab/><text:tab/>B<text:tab/><text:tab/>E</text:p>
      <text:p text:style-name="P15">E<text:tab/><text:tab/>B<text:tab/><text:tab/>C</text:p>
      <text:p text:style-name="P15"/>
      <text:p text:style-name="P16">En conclusion, vamos a usar el AFD para la generacion del codigo ya que si lo hicieramos con el otro tendria mucha recursividad. <text:span text:style-name="T11">Lo que generaria mucho lio.</text:span></text:p>
      <text:p text:style-name="P17">En cambio con el ADF es mucho mas facil, con un if y whiles se hace sencillo.</text:p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5:13:05.504628915</meta:creation-date>
    <meta:generator>LibreOffice/6.4.7.2$Linux_X86_64 LibreOffice_project/40$Build-2</meta:generator>
    <dc:date>2022-04-04T16:05:19.656704624</dc:date>
    <meta:editing-duration>PT52M3S</meta:editing-duration>
    <meta:editing-cycles>22</meta:editing-cycles>
    <meta:document-statistic meta:table-count="0" meta:image-count="0" meta:object-count="0" meta:page-count="3" meta:paragraph-count="29" meta:word-count="217" meta:character-count="1249" meta:non-whitespace-character-count="1029"/>
  </office:meta>
</office:document-meta>
</file>